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908" officeooo:paragraph-rsid="001bb908"/>
    </style:style>
    <style:style style:name="P2" style:family="paragraph" style:parent-style-name="Standard">
      <style:text-properties officeooo:rsid="001d7331" officeooo:paragraph-rsid="001d7331"/>
    </style:style>
    <style:style style:name="P3" style:family="paragraph" style:parent-style-name="Standard">
      <style:text-properties officeooo:rsid="001d7331" officeooo:paragraph-rsid="001ebc19"/>
    </style:style>
    <style:style style:name="P4" style:family="paragraph" style:parent-style-name="Standard">
      <style:text-properties officeooo:rsid="001ebc19" officeooo:paragraph-rsid="001ebc19"/>
    </style:style>
    <style:style style:name="P5" style:family="paragraph" style:parent-style-name="Standard">
      <style:text-properties fo:font-weight="bold" officeooo:rsid="001d7331" officeooo:paragraph-rsid="001ebc19" style:font-weight-asian="bold" style:font-weight-complex="bold"/>
    </style:style>
    <style:style style:name="P6" style:family="paragraph" style:parent-style-name="Standard">
      <style:text-properties officeooo:rsid="0020c4ac" officeooo:paragraph-rsid="0020c4ac"/>
    </style:style>
    <style:style style:name="P7" style:family="paragraph" style:parent-style-name="Standard">
      <style:text-properties officeooo:rsid="002260e7" officeooo:paragraph-rsid="002260e7"/>
    </style:style>
    <style:style style:name="P8" style:family="paragraph" style:parent-style-name="Standard" style:list-style-name="L2">
      <style:text-properties officeooo:rsid="002260e7" officeooo:paragraph-rsid="002260e7"/>
    </style:style>
    <style:style style:name="P9" style:family="paragraph" style:parent-style-name="Standard" style:list-style-name="L2">
      <style:text-properties officeooo:rsid="00244c2a" officeooo:paragraph-rsid="00244c2a"/>
    </style:style>
    <style:style style:name="P10" style:family="paragraph" style:parent-style-name="Standard">
      <style:text-properties officeooo:rsid="00244c2a" officeooo:paragraph-rsid="00244c2a"/>
    </style:style>
    <style:style style:name="P11" style:family="paragraph" style:parent-style-name="Standard" style:list-style-name="L2">
      <style:text-properties officeooo:rsid="002476c6" officeooo:paragraph-rsid="002476c6"/>
    </style:style>
    <style:style style:name="P12" style:family="paragraph" style:parent-style-name="Standard" style:list-style-name="L2">
      <style:text-properties officeooo:rsid="002476c6" officeooo:paragraph-rsid="00255ddf"/>
    </style:style>
    <style:style style:name="P13" style:family="paragraph" style:parent-style-name="Standard" style:list-style-name="L2">
      <style:text-properties officeooo:rsid="0025ce10" officeooo:paragraph-rsid="0025ce10"/>
    </style:style>
    <style:style style:name="P14" style:family="paragraph" style:parent-style-name="Standard" style:list-style-name="L2">
      <style:text-properties officeooo:rsid="002618dc" officeooo:paragraph-rsid="002618dc"/>
    </style:style>
    <style:style style:name="P15" style:family="paragraph" style:parent-style-name="Standard" style:list-style-name="L2">
      <style:text-properties officeooo:rsid="002618dc" officeooo:paragraph-rsid="002ffed0"/>
    </style:style>
    <style:style style:name="P16" style:family="paragraph" style:parent-style-name="Standard">
      <style:text-properties officeooo:rsid="00296929" officeooo:paragraph-rsid="002ffed0"/>
    </style:style>
    <style:style style:name="P17" style:family="paragraph" style:parent-style-name="Standard">
      <style:text-properties officeooo:rsid="002ce6be" officeooo:paragraph-rsid="002ffed0"/>
    </style:style>
    <style:style style:name="P18" style:family="paragraph" style:parent-style-name="Standard">
      <style:text-properties officeooo:rsid="002ffed0" officeooo:paragraph-rsid="002ffed0"/>
    </style:style>
    <style:style style:name="P19" style:family="paragraph" style:parent-style-name="Standard" style:list-style-name="L2">
      <style:text-properties officeooo:rsid="002ffed0" officeooo:paragraph-rsid="002ffed0"/>
    </style:style>
    <style:style style:name="P20" style:family="paragraph" style:parent-style-name="Standard" style:list-style-name="L6">
      <style:text-properties officeooo:rsid="002ffed0" officeooo:paragraph-rsid="00324597"/>
    </style:style>
    <style:style style:name="P21" style:family="paragraph" style:parent-style-name="Standard" style:list-style-name="L2">
      <style:text-properties officeooo:paragraph-rsid="002618dc"/>
    </style:style>
    <style:style style:name="P22" style:family="paragraph" style:parent-style-name="Standard">
      <style:text-properties officeooo:paragraph-rsid="002ffed0"/>
    </style:style>
    <style:style style:name="P23" style:family="paragraph" style:parent-style-name="Standard" style:list-style-name="L4">
      <style:text-properties officeooo:paragraph-rsid="002ffed0"/>
    </style:style>
    <style:style style:name="P24" style:family="paragraph" style:parent-style-name="Standard" style:list-style-name="L2">
      <style:text-properties officeooo:rsid="00317711" officeooo:paragraph-rsid="00317711"/>
    </style:style>
    <style:style style:name="P25" style:family="paragraph" style:parent-style-name="Standard" style:list-style-name="L2">
      <style:text-properties officeooo:rsid="00324597" officeooo:paragraph-rsid="00324597"/>
    </style:style>
    <style:style style:name="P26" style:family="paragraph" style:parent-style-name="Standard" style:list-style-name="L6">
      <style:text-properties officeooo:rsid="00324597" officeooo:paragraph-rsid="00324597"/>
    </style:style>
    <style:style style:name="P27" style:family="paragraph" style:parent-style-name="Standard">
      <style:text-properties officeooo:rsid="0033edbf" officeooo:paragraph-rsid="0033edbf"/>
    </style:style>
    <style:style style:name="P28" style:family="paragraph" style:parent-style-name="Standard">
      <style:text-properties officeooo:rsid="0035cd6f" officeooo:paragraph-rsid="0035cd6f"/>
    </style:style>
    <style:style style:name="P29" style:family="paragraph" style:parent-style-name="Standard">
      <style:text-properties officeooo:rsid="0035cd6f" officeooo:paragraph-rsid="00376ec1"/>
    </style:style>
    <style:style style:name="P30" style:family="paragraph" style:parent-style-name="Standard" style:list-style-name="L7">
      <style:text-properties officeooo:paragraph-rsid="0035cd6f"/>
    </style:style>
    <style:style style:name="P31" style:family="paragraph" style:parent-style-name="Standard" style:list-style-name="L7">
      <style:text-properties officeooo:rsid="00376ec1" officeooo:paragraph-rsid="00376ec1"/>
    </style:style>
    <style:style style:name="P32" style:family="paragraph" style:parent-style-name="Standard" style:list-style-name="L7">
      <style:text-properties officeooo:rsid="00376ec1" officeooo:paragraph-rsid="00378dfb"/>
    </style:style>
    <style:style style:name="P33" style:family="paragraph" style:parent-style-name="Standard" style:list-style-name="L7">
      <style:text-properties officeooo:rsid="00378dfb" officeooo:paragraph-rsid="00378dfb"/>
    </style:style>
    <style:style style:name="P34" style:family="paragraph" style:parent-style-name="Standard" style:list-style-name="L7">
      <style:text-properties officeooo:rsid="0039c8b6" officeooo:paragraph-rsid="0039c8b6"/>
    </style:style>
    <style:style style:name="P35" style:family="paragraph" style:parent-style-name="Standard" style:list-style-name="L7">
      <style:text-properties officeooo:rsid="003afe64" officeooo:paragraph-rsid="003afe64"/>
    </style:style>
    <style:style style:name="P36" style:family="paragraph" style:parent-style-name="Standard">
      <style:text-properties officeooo:rsid="003afe64" officeooo:paragraph-rsid="003cd37a"/>
    </style:style>
    <style:style style:name="P37" style:family="paragraph" style:parent-style-name="Standard" style:list-style-name="L8">
      <style:text-properties officeooo:rsid="003cd37a" officeooo:paragraph-rsid="003cd37a"/>
    </style:style>
    <style:style style:name="P38" style:family="paragraph" style:parent-style-name="Standard" style:list-style-name="L9">
      <style:text-properties officeooo:rsid="003cd37a" officeooo:paragraph-rsid="003cd37a"/>
    </style:style>
    <style:style style:name="P39" style:family="paragraph" style:parent-style-name="Standard" style:list-style-name="L9">
      <style:text-properties officeooo:rsid="003d5d7a" officeooo:paragraph-rsid="003d5d7a"/>
    </style:style>
    <style:style style:name="P40" style:family="paragraph" style:parent-style-name="Standard" style:list-style-name="L9">
      <style:text-properties officeooo:rsid="003d97e1" officeooo:paragraph-rsid="003d97e1"/>
    </style:style>
    <style:style style:name="P41" style:family="paragraph" style:parent-style-name="Standard">
      <style:text-properties officeooo:rsid="003d97e1" officeooo:paragraph-rsid="003d97e1"/>
    </style:style>
    <style:style style:name="P42" style:family="paragraph" style:parent-style-name="Standard" style:list-style-name="L10">
      <style:text-properties officeooo:rsid="003d97e1" officeooo:paragraph-rsid="003d97e1"/>
    </style:style>
    <style:style style:name="T1" style:family="text">
      <style:text-properties officeooo:rsid="001ebc19"/>
    </style:style>
    <style:style style:name="T2" style:family="text">
      <style:text-properties officeooo:rsid="001ecd66"/>
    </style:style>
    <style:style style:name="T3" style:family="text">
      <style:text-properties officeooo:rsid="00255ddf"/>
    </style:style>
    <style:style style:name="T4" style:family="text">
      <style:text-properties officeooo:rsid="0025ce10"/>
    </style:style>
    <style:style style:name="T5" style:family="text">
      <style:text-properties officeooo:rsid="002618dc"/>
    </style:style>
    <style:style style:name="T6" style:family="text">
      <style:text-properties officeooo:rsid="002b6642"/>
    </style:style>
    <style:style style:name="T7" style:family="text">
      <style:text-properties officeooo:rsid="002ce6be"/>
    </style:style>
    <style:style style:name="T8" style:family="text">
      <style:text-properties fo:font-weight="bold" style:font-weight-asian="bold" style:font-weight-complex="bold"/>
    </style:style>
    <style:style style:name="T9" style:family="text">
      <style:text-properties fo:font-weight="bold" officeooo:rsid="002ce6be" style:font-weight-asian="bold" style:font-weight-complex="bold"/>
    </style:style>
    <style:style style:name="T10" style:family="text">
      <style:text-properties fo:font-weight="bold" officeooo:rsid="0039c8b6" style:font-weight-asian="bold" style:font-weight-complex="bold"/>
    </style:style>
    <style:style style:name="T11" style:family="text">
      <style:text-properties officeooo:rsid="002e79df"/>
    </style:style>
    <style:style style:name="T12" style:family="text">
      <style:text-properties officeooo:rsid="002ffed0"/>
    </style:style>
    <style:style style:name="T13" style:family="text">
      <style:text-properties officeooo:rsid="00324597"/>
    </style:style>
    <style:style style:name="T14" style:family="text">
      <style:text-properties officeooo:rsid="0035cd6f"/>
    </style:style>
    <style:style style:name="T15" style:family="text">
      <style:text-properties officeooo:rsid="00376ec1"/>
    </style:style>
    <style:style style:name="T16" style:family="text">
      <style:text-properties officeooo:rsid="00378dfb"/>
    </style:style>
    <style:style style:name="T17" style:family="text">
      <style:text-properties officeooo:rsid="0037f91d"/>
    </style:style>
    <style:style style:name="T18" style:family="text">
      <style:text-properties officeooo:rsid="0039c8b6"/>
    </style:style>
    <style:style style:name="T19" style:family="text">
      <style:text-properties fo:font-weight="normal" style:font-weight-asian="normal" style:font-weight-complex="normal"/>
    </style:style>
    <style:style style:name="T20" style:family="text">
      <style:text-properties fo:font-weight="normal" officeooo:rsid="003afe64" style:font-weight-asian="normal" style:font-weight-complex="normal"/>
    </style:style>
    <style:style style:name="T21" style:family="text">
      <style:text-properties fo:font-weight="normal" officeooo:rsid="003c5f40" style:font-weight-asian="normal" style:font-weight-complex="normal"/>
    </style:style>
    <style:style style:name="T22" style:family="text">
      <style:text-properties fo:font-weight="normal" officeooo:rsid="003cd37a" style:font-weight-asian="normal" style:font-weight-complex="normal"/>
    </style:style>
    <style:style style:name="T23" style:family="text">
      <style:text-properties fo:font-weight="normal" officeooo:rsid="003d5d7a" style:font-weight-asian="normal" style:font-weight-complex="normal"/>
    </style:style>
    <style:style style:name="T24" style:family="text">
      <style:text-properties fo:font-weight="normal" officeooo:rsid="003d97e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 LRF Worry Detection through Social Media</text:p>
      <text:p text:style-name="P2">Parts of project:</text:p>
      <text:p text:style-name="P2"/>
      <text:p text:style-name="P2">The project has 3 major components. </text:p>
      <text:p text:style-name="P5"/>
      <text:p text:style-name="P5">1. Classification of tweets</text:p>
      <text:p text:style-name="P3"/>
      <text:p text:style-name="P3"><text:span text:style-name="T1">I</text:span>n one of the 9 of the following worry categories:</text:p>
      <text:p text:style-name="P2"/>
      <text:p text:style-name="P2">&gt; Economics</text:p>
      <text:p text:style-name="P2">&gt; Political</text:p>
      <text:p text:style-name="P2">&gt; <text:span text:style-name="T1">Social_Relations</text:span></text:p>
      <text:p text:style-name="P4">&gt; Meaning_In_Life</text:p>
      <text:p text:style-name="P4">&gt; Environment</text:p>
      <text:p text:style-name="P4">&gt; Achievement</text:p>
      <text:p text:style-name="P4">&gt; Health</text:p>
      <text:p text:style-name="P4">&gt; Safety_Security</text:p>
      <text:p text:style-name="P4">&gt; Not_Applicable</text:p>
      <text:p text:style-name="P4"/>
      <text:p text:style-name="P4">2. Sentiment Analysis</text:p>
      <text:p text:style-name="P4"/>
      <text:p text:style-name="P4">To detect whether a classified tweet is actually a worry or just a neutral or positive comment on the category. So the tweets classified in one of the above categories (apart from Not_Applicable) are classified in one of the following categories:</text:p>
      <text:p text:style-name="P4"/>
      <text:p text:style-name="P4">&gt; Positive</text:p>
      <text:p text:style-name="P4">&gt; Negative</text:p>
      <text:p text:style-name="P4">&gt; Neutral</text:p>
      <text:p text:style-name="P4"/>
      <text:p text:style-name="P4">3. Location Detection</text:p>
      <text:p text:style-name="P4"/>
      <text:p text:style-name="P4">One of the major motives behind this project is to study the worry patterns geographically. And, thus it becomes important to <text:span text:style-name="T2">know the origin of tweet or the location of a user. Unfortunately, this information in tweet metadata is really scarce. Hardly 1% of the total tweets out there have their geolocation turned on, and after our curation of tweets the number becomes even smaller. So we decided to leverage the tweet data to extract this information, if not 100% correct, it will give us a good estimate of the user’s location. </text:span></text:p>
      <text:p text:style-name="P4"/>
      <text:p text:style-name="P6">We aggregated all the user tweet (Not just the categorized tweets). This was followed by Named Entity Recognition. All the Location references collected from the NER step were then matched against the GeoNames All locations mentions dictionary. </text:p>
      <text:p text:style-name="P6"/>
      <text:p text:style-name="P6"/>
      <text:p text:style-name="P7">DETAILED VIEW</text:p>
      <text:p text:style-name="P7"/>
      <text:p text:style-name="P7">1. Classification</text:p>
      <text:p text:style-name="P7"/>
      <text:list xml:id="list3659107626" text:style-name="L2">
        <text:list-item>
          <text:p text:style-name="P8">Task</text:p>
          <text:p text:style-name="P8">To collect the tweets from MongoDB: <text:s/></text:p>
          <text:list>
            <text:list-item>
              <text:p text:style-name="P9">URL: 172.29.33.45</text:p>
            </text:list-item>
            <text:list-item>
              <text:p text:style-name="P9">Database Name: Singhose</text:p>
            </text:list-item>
            <text:list-item>
              <text:p text:style-name="P9">Collection Name: tweets</text:p>
            </text:list-item>
            <text:list-item>
              <text:p text:style-name="P9"><text:soft-page-break/>Port: 27017</text:p>
            </text:list-item>
          </text:list>
        </text:list-item>
      </text:list>
      <text:p text:style-name="P10"><text:tab/>Clean the tweets, <text:span text:style-name="T4">and </text:span>apply a classifier on top of them to attach a label to each one of <text:tab/>them. </text:p>
      <text:p text:style-name="P10"><text:tab/><text:span text:style-name="T4">The unreliability of the random categories that may have surfaced by the use of <text:tab/>Unsupervised algorithms and unclear demarcations of the categories on their own made us <text:tab/>proceed in direction of Supervised and Semisupervised algorithms.</text:span></text:p>
      <text:p text:style-name="P10"/>
      <text:list xml:id="list201319620180178" text:continue-numbering="true" text:style-name="L2">
        <text:list-item>
          <text:p text:style-name="P11">Challenges Faced</text:p>
          <text:list>
            <text:list-item>
              <text:p text:style-name="P11">Noisy nature of data. [Huge amounts of out of context slang, which badly impace slang based approaches. Eg: Having chocolate brownie at Starbucks, and it is diabetes. ] The high number of abbreviations, self invented short forms and intensifiers makes finding the tokens in word embeddings difficult. Eg: Omggggggg, I am so Happpiieeee</text:p>
            </text:list-item>
            <text:list-item>
              <text:p text:style-name="P11">High Bias towards Not Applicable Class: Majority of tweets were of not applicable category, thus making it difficult for a clear decision boundary to be found for smaller presence of classes</text:p>
            </text:list-item>
            <text:list-item>
              <text:p text:style-name="P12">Lack of Annotated Tweets: Since this is the first time the tweets are leveraged for worry detection, we ran into the issue of no previously available annotated tweet data to <text:span text:style-name="T3">be used as training data or as a testing batch. </text:span></text:p>
            </text:list-item>
            <text:list-item>
              <text:p text:style-name="P12"><text:span text:style-name="T3">Tricky Nature of tweets: For a human annotator, though tweets like “This cheesecake is so good, it is diabetes” are pretty clearly not applicable, but there are tweets which are not that obvious to even human annotators, and due to lack of annotators the gut is what needs to be relied when taking up the manual annotation task.</text:span></text:p>
            </text:list-item>
            <text:list-item>
              <text:p text:style-name="P14">Multilingual Tweets: This task still needs to be tackled and hasn’t been handled yet. </text:p>
              <text:p text:style-name="P12"/>
            </text:list-item>
          </text:list>
        </text:list-item>
        <text:list-item>
          <text:p text:style-name="P13">Data Sources</text:p>
          <text:list>
            <text:list-item>
              <text:p text:style-name="P13">Training and Validation Data: 2000 randomly chosen tweets <text:span text:style-name="T5">from the entire dataset were manually annotated.</text:span></text:p>
            </text:list-item>
            <text:list-item>
              <text:p text:style-name="P14">Training News Data: Around 1700 manually Multilabeled news articles from the top down approach of the same task.</text:p>
            </text:list-item>
            <text:list-item>
              <text:p text:style-name="P14">Entire Dataset: Approx. 30 million tweets available in Mongodb. </text:p>
              <text:p text:style-name="P14"/>
            </text:list-item>
          </text:list>
        </text:list-item>
        <text:list-item>
          <text:p text:style-name="P8">Approaches Tried</text:p>
          <text:p text:style-name="P8">There were multiple approaches tried to get a competitive accuracy in classifying the tweets. </text:p>
          <text:list>
            <text:list-item>
              <text:list>
                <text:list-item>
                  <text:p text:style-name="P21"><text:span text:style-name="T5">Semisupervised Approach: Using top N1 keywords from tweets for each category, and top N2 keywords from news articles for each category. </text:span></text:p>
                </text:list-item>
              </text:list>
            </text:list-item>
          </text:list>
        </text:list-item>
      </text:list>
      <text:p text:style-name="P22"><text:tab/><text:tab/><text:span text:style-name="T5">Eg: Economics: </text:span></text:p>
      <text:list xml:id="list201320434864446" text:continue-numbering="true" text:style-name="L2">
        <text:list-item>
          <text:list>
            <text:list-item>
              <text:list>
                <text:list-item>
                  <text:list>
                    <text:list-header>
                      <text:p text:style-name="P15">N1 – Positive keywords from tweets representing economics category</text:p>
                      <text:p text:style-name="P15">N1 – Negative keywords from tweets representing economics category</text:p>
                      <text:p text:style-name="P15">N2 – Positive keywords from news representing economics category</text:p>
                      <text:p text:style-name="P15">N2 – Negative keywords from news representing economics category</text:p>
                    </text:list-header>
                  </text:list>
                </text:list-item>
              </text:list>
            </text:list-item>
          </text:list>
        </text:list-item>
      </text:list>
      <text:p text:style-name="P16"/>
      <text:p text:style-name="P16"><text:tab/>Consider following tweet with 5 words:</text:p>
      <text:p text:style-name="P16"><text:tab/>Tweet Id: t1</text:p>
      <text:p text:style-name="P16"><text:tab/>words in tweet: w1, w2, w3, w4, w5</text:p>
      <text:p text:style-name="P16"><text:tab/>We will find the word embedding for each of the 5 words using Glove: g1, g2, g3, g4, g5 </text:p>
      <text:p text:style-name="P16"><text:tab/>[NOTE: Ignore the words which are not found in glove]</text:p>
      <text:p text:style-name="P16"><text:tab/></text:p>
      <text:p text:style-name="P16"><text:tab/><text:span text:style-name="T6">Consider the set S_Pos which includes all the positive keywords from all the categories. let’s <text:tab/>say it has K_Pos words. </text:span></text:p>
      <text:p text:style-name="P16"><text:tab/><text:span text:style-name="T6">Similarly, consider set S_Neg containing all the negative keywords from all the categories <text:tab/>Let’s assume it has K_Neg words</text:span></text:p>
      <text:p text:style-name="P16"><text:soft-page-break/></text:p>
      <text:p text:style-name="P16"><text:tab/><text:span text:style-name="T7">For each of the words in tweet </text:span><text:span text:style-name="T9">t1</text:span><text:span text:style-name="T7">, we find out the cosine similarity of glove representation <text:tab/>of each word eg: w1 with the glove representation of all <text:s/>the words in S_Pos, and S_Neg. <text:tab/>We find the top 10 words in terms of cosine similarity from S_Pos list, and lowest 10 words <text:tab/>in terms of cosine similarity from S_neg list. We do this for all the words of the tweet. </text:span></text:p>
      <text:p text:style-name="P16"/>
      <text:p text:style-name="P17"><text:tab/>So, after performing above operation we have following result:</text:p>
      <text:p text:style-name="P17"><text:tab/>w1 : pos1,pos2,pos3.....pos10, neg1,neg2, neg3....neg10</text:p>
      <text:p text:style-name="P17"><text:tab/>w2 : pos1,pos2..............pos10,neg1,neg2...............neg10</text:p>
      <text:p text:style-name="P17"><text:tab/>.</text:p>
      <text:p text:style-name="P17"><text:tab/>.</text:p>
      <text:p text:style-name="P17"><text:tab/>.</text:p>
      <text:p text:style-name="P17"><text:tab/>w5 : pos1,pos2,pos3.....pos10, neg1,neg2, neg3....neg10</text:p>
      <text:p text:style-name="P17"><text:tab/></text:p>
      <text:p text:style-name="P17"><text:tab/>Then we see which of <text:span text:style-name="T11">the categories do the maximum of these keywords belong to. Eg: <text:tab/>based most of the words belong to Category 1 (based on keywords collected by all 5 <text:s/><text:tab/>tweet_words)</text:span></text:p>
      <text:p text:style-name="P17"><text:tab/></text:p>
      <text:p text:style-name="P17"><text:tab/><text:span text:style-name="T11">We try working with 2 types of metrics here:</text:span></text:p>
      <text:p text:style-name="P17"><text:tab/></text:p>
      <text:p text:style-name="P17"><text:span text:style-name="T12"><text:tab/>1. Cosine Similarity based on POS keywords alone</text:span></text:p>
      <text:p text:style-name="P18"><text:tab/>2. Cosine Similarity based on both POS and NEG keywords.</text:p>
      <text:p text:style-name="P18"><text:tab/></text:p>
      <text:p text:style-name="P18"><text:tab/>We find out that the F1 score and Accuracy are way better in case 1, where we consider just <text:tab/>the positive words.</text:p>
      <text:p text:style-name="P18"/>
      <text:list xml:id="list201320510222334" text:continue-numbering="true" text:style-name="L2">
        <text:list-item>
          <text:list>
            <text:list-item>
              <text:list>
                <text:list-item>
                  <text:p text:style-name="P19">Supervised Approaches Tried</text:p>
                  <text:p text:style-name="P24">Sklearn library was used to implement the following Supervised learning algorithms. </text:p>
                  <text:p text:style-name="P25">The training data consisted of tf-idf vectors of both the news articles and annotated tweets. A k-fold validation was performed to train the model well. </text:p>
                </text:list-item>
              </text:list>
            </text:list-item>
          </text:list>
        </text:list-item>
      </text:list>
      <text:list xml:id="list1582735015" text:style-name="L6">
        <text:list-item>
          <text:list>
            <text:list-item>
              <text:list>
                <text:list-header>
                  <text:p text:style-name="P26"/>
                  <text:list>
                    <text:list-item>
                      <text:p text:style-name="P20">Support Vector Machines</text:p>
                    </text:list-item>
                    <text:list-item>
                      <text:p text:style-name="P20">Logistic Regression</text:p>
                    </text:list-item>
                    <text:list-item>
                      <text:p text:style-name="P20">Passive Aggressive Method</text:p>
                    </text:list-item>
                    <text:list-item>
                      <text:p text:style-name="P20">Stochastic Gradient Descent<text:span text:style-name="T13"> </text:span></text:p>
                      <text:p text:style-name="P20"/>
                    </text:list-item>
                  </text:list>
                </text:list-header>
              </text:list>
            </text:list-item>
          </text:list>
        </text:list-item>
      </text:list>
      <text:p text:style-name="P27">2. Sentiment Analysis</text:p>
      <text:p text:style-name="P27">This part looks very straight forward, but the noisy nature of tweets makes this task difficult. And this is an important task as not every tweet about one of the topics of interest needs to be a worry displaying tweet. And since we are interested only in worries it is good to have a handle on the emotion with which the tweet was written. </text:p>
      <text:p text:style-name="P28">This part of the project had following important steps:</text:p>
      <text:p text:style-name="P29">1. <text:span text:style-name="T15">Data Preparation</text:span></text:p>
      <text:p text:style-name="P29"><text:span text:style-name="T15">2. </text:span>Feature Engineering</text:p>
      <text:p text:style-name="P28"><text:span text:style-name="T15">3</text:span>. Classifier Selection</text:p>
      <text:p text:style-name="P28"/>
      <text:list xml:id="list2636402571" text:style-name="L7">
        <text:list-item>
          <text:p text:style-name="P32">Data Preparation</text:p>
          <text:p text:style-name="P31">&gt; Remove Urls</text:p>
          <text:p text:style-name="P31">&gt; Remove User mentions</text:p>
          <text:p text:style-name="P31">&gt; <text:s/>Remove Hashtags</text:p>
          <text:p text:style-name="P31">&gt; Remove Time Strings</text:p>
        </text:list-item>
        <text:list-item>
          <text:p text:style-name="P30"><text:span text:style-name="T14">Feature Engineering : We had included following features:-</text:span></text:p>
          <text:list>
            <text:list-item>
              <text:p text:style-name="P31"><text:soft-page-break/>Check for each word in the tweet for it’s presence in the emoticon dictionary and get the mean, variance of the sentiment value put to that word or emoticon by different annotators. Use these values to calculate a single valued new measure:’</text:p>
              <text:list>
                <text:list-item>
                  <text:list>
                    <text:list-header>
                      <text:p text:style-name="P31">Sentiment_Score = Mean / (0.01+Variance)</text:p>
                    </text:list-header>
                  </text:list>
                </text:list-item>
              </text:list>
            </text:list-item>
            <text:list-item>
              <text:p text:style-name="P31">We also extract <text:span text:style-name="T18">M</text:span><text:span text:style-name="T8">icroblogging </text:span><text:span text:style-name="T10">F</text:span><text:span text:style-name="T8">eatures</text:span> from the <text:span text:style-name="T16">tweet text: </text:span></text:p>
              <text:p text:style-name="P33"><text:span text:style-name="T8">Intensifier_Presence</text:span>: Anything All CAPS, or excited repitition of characters like: Happyyyyyy, or presence of any intensifying word like: very happy</text:p>
              <text:p text:style-name="P33"><text:span text:style-name="T8">Diminisher Presence</text:span>: Anything <text:span text:style-name="T17">use of a diminisher word like: least bothered, slightly happy....</text:span></text:p>
            </text:list-item>
            <text:list-item>
              <text:p text:style-name="P34">We also extract <text:span text:style-name="T8">Lexicon Features </text:span><text:span text:style-name="T19">from the tweet. We use an Opinion Corpus - MPQA Dataset, for this purpose. </text:span><text:span text:style-name="T20">We check the presence of all the words in the tweet in MPQA dataset, and extract opinion for those words, and then represent them in binarized format : Eg: “i am happy today, but somewhat depressed also. So it is okay“ : </text:span></text:p>
              <text:p text:style-name="P35"><text:span text:style-name="T19"/></text:p>
              <text:p text:style-name="P35"><text:span text:style-name="T19">i <text:s/>: not found : [0,0,0]</text:span></text:p>
              <text:p text:style-name="P35"><text:span text:style-name="T19">am : not found: [0,0,0]</text:span></text:p>
              <text:p text:style-name="P35"><text:span text:style-name="T19">happy : found – positive : [1,0,0]</text:span></text:p>
              <text:p text:style-name="P35"><text:span text:style-name="T19">today : not found : [0,0,0]</text:span></text:p>
              <text:p text:style-name="P35"><text:span text:style-name="T19">but : not found : [0,0,0]</text:span></text:p>
              <text:p text:style-name="P35"><text:span text:style-name="T19">somewhat : not found : [0,0,0]</text:span></text:p>
              <text:p text:style-name="P35"><text:span text:style-name="T19">depressed : found – negative : [0,0,1]</text:span></text:p>
              <text:p text:style-name="P35"><text:span text:style-name="T19">also : </text:span><text:span text:style-name="T21">not found : [0,0,0]</text:span></text:p>
              <text:p text:style-name="P35"><text:span text:style-name="T19">so : </text:span><text:span text:style-name="T21">not found : [0,0,0]</text:span></text:p>
              <text:p text:style-name="P35"><text:span text:style-name="T19">it : </text:span><text:span text:style-name="T21">not found : [0,0,0]</text:span></text:p>
              <text:p text:style-name="P35"><text:span text:style-name="T19">is : </text:span><text:span text:style-name="T21">not found : [0,0,0]</text:span></text:p>
              <text:p text:style-name="P35"><text:span text:style-name="T19">okay : </text:span><text:span text:style-name="T21">found – neutral : [0,1,0]</text:span></text:p>
            </text:list-item>
          </text:list>
        </text:list-item>
      </text:list>
      <text:p text:style-name="P36"><text:span text:style-name="T21"><text:tab/></text:span></text:p>
      <text:p text:style-name="P36"><text:span text:style-name="T21"><text:tab/> <text:s text:c="5"/>For this statement we will add up all these binaries: [1,1,1] and normalize these values <text:tab/> <text:s text:c="5"/></text:span><text:span text:style-name="T22">These become our lexicon features.</text:span></text:p>
      <text:list xml:id="list2687708728" text:style-name="L8">
        <text:list-item>
          <text:p text:style-name="P37"><text:span text:style-name="T8">N-grams</text:span><text:span text:style-name="T19"> features considering at max. Bigrams and then selecting top most features. Number of features are selected by performing multiple experiments. </text:span></text:p>
        </text:list-item>
      </text:list>
      <text:list xml:id="list2658821201" text:style-name="L9">
        <text:list-item>
          <text:p text:style-name="P38"><text:span text:style-name="T19">Best Model Selection</text:span></text:p>
          <text:list>
            <text:list-item>
              <text:p text:style-name="P38"><text:span text:style-name="T19">We try out following supervised learning algorithms each with different number of features:</text:span></text:p>
              <text:p text:style-name="P38"><text:span text:style-name="T19">1. Support Vector Machines</text:span></text:p>
              <text:p text:style-name="P38"><text:span text:style-name="T19">2. Stochastic Gradient Descent</text:span></text:p>
              <text:p text:style-name="P38"><text:span text:style-name="T19">3. Random Forest</text:span></text:p>
              <text:p text:style-name="P38"><text:span text:style-name="T19">4. Passive Aggressive</text:span></text:p>
            </text:list-item>
            <text:list-item>
              <text:p text:style-name="P38"><text:span text:style-name="T19">Then we try the Fusion of </text:span><text:span text:style-name="T23">these 4 algorithms. First all the algorithms are used separately to assign labels to each tweet, then late fusion is performed as follows</text:span></text:p>
              <text:p text:style-name="P39"><text:span text:style-name="T19">&gt; If any 4 or 3 <text:s/>of the 4 algorithms vote for one particular class then the tweet is marked in favor of one class, then that label is assigned to the tweet</text:span></text:p>
              <text:p text:style-name="P39"><text:span text:style-name="T19">&gt; Else, if 2 -2 of classes are voting to 2 different classes, in such a case the better performing algorithm takes precedence ( this precedence order is decided based on f1 scores of the individual algorithms</text:span><text:span text:style-name="T24">)</text:span></text:p>
              <text:p text:style-name="P40"><text:span text:style-name="T19">&gt; If all algorithms have a differing opinion then the f1 score intially attained acts as a tie breaker.</text:span></text:p>
            </text:list-item>
          </text:list>
        </text:list-item>
      </text:list>
      <text:list xml:id="list3570645960" text:style-name="L10">
        <text:list-item>
          <text:p text:style-name="P42"><text:span text:style-name="T19">Classification</text:span></text:p>
          <text:p text:style-name="P42"><text:span text:style-name="T19">Once the best model is selected and exact number of optimal number of features for each of the classifier is selected, we pass in the actual data to be classified. </text:span></text:p>
        </text:list-item>
      </text:list>
      <text:p text:style-name="P41"><text:span text:style-name="T19">3. Named Entity Recognition</text:span></text:p>
      <text:p text:style-name="P18"><text:tab/><text:tab/></text:p>
      <text:list xml:id="list752332424" text:style-name="L4">
        <text:list-header>
          <text:p text:style-name="P23"><text:soft-pag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4:05:35.281094867</meta:creation-date>
    <dc:date>2018-08-24T20:13:18.466220211</dc:date>
    <meta:editing-duration>PT33M6S</meta:editing-duration>
    <meta:editing-cycles>4</meta:editing-cycles>
    <meta:generator>LibreOffice/6.0.5.2$Linux_X86_64 LibreOffice_project/54c8cbb85f300ac59db32fe8a675ff7683cd5a16</meta:generator>
    <meta:document-statistic meta:table-count="0" meta:image-count="0" meta:object-count="0" meta:page-count="5" meta:paragraph-count="132" meta:word-count="1554" meta:character-count="9047" meta:non-whitespace-character-count="7591"/>
  </office:meta>
</office:document-meta>
</file>